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5866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ce4" style:family="table-cell" style:parent-style-name="Default" style:data-style-name="N60">
      <style:text-properties fo:font-weight="bold" style:font-weight-asian="bold" style:font-weight-complex="bold"/>
    </style:style>
    <style:style style:name="ce5" style:family="table-cell" style:parent-style-name="Default" style:data-style-name="N60">
      <style:text-properties style:text-underline-style="none"/>
    </style:style>
    <style:style style:name="ce6" style:family="table-cell" style:parent-style-name="Default" style:data-style-name="N60">
      <style:text-properties style:text-underline-style="solid" style:text-underline-width="auto" style:text-underline-color="font-color"/>
    </style:style>
    <style:style style:name="ce7" style:family="table-cell" style:parent-style-name="Default">
      <style:text-properties style:text-underline-style="solid" style:text-underline-width="auto" style:text-underline-color="font-colo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20" table:default-cell-style-name="Default"/>
        <table:table-column table:style-name="co2" table:default-cell-style-name="ce6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Runing PSO(LPSO) 25times.</text:p>
          </table:table-cell>
          <table:table-cell table:number-columns-repeated="4"/>
          <table:table-cell office:value-type="string" calcext:value-type="string">
            <text:p>Runing PSO(GPSO) 25times.</text:p>
          </table:table-cell>
          <table:table-cell table:number-columns-repeated="4"/>
          <table:table-cell office:value-type="string" calcext:value-type="string">
            <text:p>Runing PSO(BPSO) 25times.</text:p>
          </table:table-cell>
          <table:table-cell table:number-columns-repeated="4"/>
          <table:table-cell office:value-type="string" calcext:value-type="string">
            <text:p>Runing PSO(CLPSO) 25times.</text:p>
          </table:table-cell>
          <table:table-cell table:number-columns-repeated="4"/>
          <table:table-cell office:value-type="string" calcext:value-type="string">
            <text:p>Runing PPSO 25times.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/>
          <table:table-cell office:value-type="string" calcext:value-type="string">
            <text:p>F</text:p>
          </table:table-cell>
          <table:table-cell table:style-name="Default" office:value-type="string" calcext:value-type="string">
            <text:p>min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/>
        </table:table-row>
        <table:table-row table:style-name="ro1">
          <table:table-cell office:value-type="string" calcext:value-type="string">
            <text:p>F1</text:p>
          </table:table-cell>
          <table:table-cell table:style-name="ce1" office:value-type="float" office:value="4.00225E-046" calcext:value-type="float">
            <text:p>4.00E-046</text:p>
          </table:table-cell>
          <table:table-cell table:style-name="ce1" office:value-type="float" office:value="9.20874E-044" calcext:value-type="float">
            <text:p>9.21E-044</text:p>
          </table:table-cell>
          <table:table-cell table:style-name="ce1" office:value-type="float" office:value="1.25465E-043" calcext:value-type="float">
            <text:p>1.25E-043</text:p>
          </table:table-cell>
          <table:table-cell/>
          <table:table-cell office:value-type="string" calcext:value-type="string">
            <text:p>F1</text:p>
          </table:table-cell>
          <table:table-cell table:style-name="ce1" office:value-type="float" office:value="3.99019E-140" calcext:value-type="float">
            <text:p>3.99E-140</text:p>
          </table:table-cell>
          <table:table-cell table:style-name="ce1" office:value-type="float" office:value="3.99446E-097" calcext:value-type="float">
            <text:p>3.99E-097</text:p>
          </table:table-cell>
          <table:table-cell table:style-name="ce1" office:value-type="float" office:value="1.95688E-096" calcext:value-type="float">
            <text:p>1.96E-096</text:p>
          </table:table-cell>
          <table:table-cell/>
          <table:table-cell office:value-type="string" calcext:value-type="string">
            <text:p>F1</text:p>
          </table:table-cell>
          <table:table-cell table:style-name="ce4" office:value-type="float" office:value="2.90315E-226" calcext:value-type="float">
            <text:p>2.90E-226</text:p>
          </table:table-cell>
          <table:table-cell table:style-name="ce4" office:value-type="float" office:value="2.25975E-215" calcext:value-type="float">
            <text:p>2.26E-215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office:value-type="string" calcext:value-type="string">
            <text:p>F1</text:p>
          </table:table-cell>
          <table:table-cell table:style-name="ce1" office:value-type="float" office:value="2.81097E-085" calcext:value-type="float">
            <text:p>2.81E-085</text:p>
          </table:table-cell>
          <table:table-cell table:style-name="ce1" office:value-type="float" office:value="3.79822E-082" calcext:value-type="float">
            <text:p>3.80E-082</text:p>
          </table:table-cell>
          <table:table-cell table:style-name="ce1" office:value-type="float" office:value="8.23524E-082" calcext:value-type="float">
            <text:p>8.24E-082</text:p>
          </table:table-cell>
          <table:table-cell/>
          <table:table-cell office:value-type="string" calcext:value-type="string">
            <text:p>F1</text:p>
          </table:table-cell>
          <table:table-cell table:style-name="ce5" office:value-type="float" office:value="9.77778E-226" calcext:value-type="float">
            <text:p>9.78E-226</text:p>
          </table:table-cell>
          <table:table-cell table:style-name="ce6" office:value-type="float" office:value="4.49108E-217" calcext:value-type="float">
            <text:p>4.49E-217</text:p>
          </table:table-cell>
          <table:table-cell table:style-name="ce7" office:value-type="float" office:value="0" calcext:value-type="float">
            <text:p>0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string" calcext:value-type="string">
            <text:p>F2</text:p>
          </table:table-cell>
          <table:table-cell table:style-name="ce1" office:value-type="float" office:value="1.07536E-031" calcext:value-type="float">
            <text:p>1.08E-031</text:p>
          </table:table-cell>
          <table:table-cell table:style-name="ce1" office:value-type="float" office:value="3.43552E-030" calcext:value-type="float">
            <text:p>3.44E-030</text:p>
          </table:table-cell>
          <table:table-cell table:style-name="ce1" office:value-type="float" office:value="4.52221E-030" calcext:value-type="float">
            <text:p>4.52E-030</text:p>
          </table:table-cell>
          <table:table-cell/>
          <table:table-cell office:value-type="string" calcext:value-type="string">
            <text:p>F2</text:p>
          </table:table-cell>
          <table:table-cell table:style-name="ce1" office:value-type="float" office:value="2.36468E-062" calcext:value-type="float">
            <text:p>2.36E-062</text:p>
          </table:table-cell>
          <table:table-cell table:style-name="ce1" office:value-type="float" office:value="1.98312E-035" calcext:value-type="float">
            <text:p>1.98E-035</text:p>
          </table:table-cell>
          <table:table-cell table:style-name="ce1" office:value-type="float" office:value="9.71515E-035" calcext:value-type="float">
            <text:p>9.72E-035</text:p>
          </table:table-cell>
          <table:table-cell/>
          <table:table-cell office:value-type="string" calcext:value-type="string">
            <text:p>F2</text:p>
          </table:table-cell>
          <table:table-cell table:style-name="ce4" office:value-type="float" office:value="6.01015E-158" calcext:value-type="float">
            <text:p>6.01E-158</text:p>
          </table:table-cell>
          <table:table-cell table:style-name="ce4" office:value-type="float" office:value="2.23902E-152" calcext:value-type="float">
            <text:p>2.24E-152</text:p>
          </table:table-cell>
          <table:table-cell table:style-name="ce4" office:value-type="float" office:value="7.5513E-152" calcext:value-type="float">
            <text:p>7.55E-152</text:p>
          </table:table-cell>
          <table:table-cell/>
          <table:table-cell office:value-type="string" calcext:value-type="string">
            <text:p>F2</text:p>
          </table:table-cell>
          <table:table-cell table:style-name="ce1" office:value-type="float" office:value="2.32899E-051" calcext:value-type="float">
            <text:p>2.33E-051</text:p>
          </table:table-cell>
          <table:table-cell table:style-name="ce1" office:value-type="float" office:value="1.10814E-049" calcext:value-type="float">
            <text:p>1.11E-049</text:p>
          </table:table-cell>
          <table:table-cell table:style-name="ce1" office:value-type="float" office:value="1.45818E-049" calcext:value-type="float">
            <text:p>1.46E-049</text:p>
          </table:table-cell>
          <table:table-cell/>
          <table:table-cell office:value-type="string" calcext:value-type="string">
            <text:p>F2</text:p>
          </table:table-cell>
          <table:table-cell table:style-name="ce1" office:value-type="float" office:value="2.38169E-157" calcext:value-type="float">
            <text:p>2.38E-157</text:p>
          </table:table-cell>
          <table:table-cell table:style-name="ce1" office:value-type="float" office:value="2.45928E-150" calcext:value-type="float">
            <text:p>2.46E-150</text:p>
          </table:table-cell>
          <table:table-cell table:style-name="ce1" office:value-type="float" office:value="1.20301E-149" calcext:value-type="float">
            <text:p>1.20E-149</text:p>
          </table:table-cell>
          <table:table-cell office:value-type="string" calcext:value-type="string">
            <text:p>bad</text:p>
          </table:table-cell>
        </table:table-row>
        <table:table-row table:style-name="ro1">
          <table:table-cell office:value-type="string" calcext:value-type="string">
            <text:p>F3</text:p>
          </table:table-cell>
          <table:table-cell office:value-type="float" office:value="0.37833" calcext:value-type="float">
            <text:p>0.37833</text:p>
          </table:table-cell>
          <table:table-cell office:value-type="float" office:value="19.966" calcext:value-type="float">
            <text:p>19.966</text:p>
          </table:table-cell>
          <table:table-cell office:value-type="float" office:value="34.0942" calcext:value-type="float">
            <text:p>34.0942</text:p>
          </table:table-cell>
          <table:table-cell/>
          <table:table-cell office:value-type="string" calcext:value-type="string">
            <text:p>F3</text:p>
          </table:table-cell>
          <table:table-cell table:style-name="ce1" office:value-type="float" office:value="0.00000000120812" calcext:value-type="float">
            <text:p>1.21E-009</text:p>
          </table:table-cell>
          <table:table-cell table:style-name="ce1" office:value-type="float" office:value="0.0000000834079" calcext:value-type="float">
            <text:p>8.34E-008</text:p>
          </table:table-cell>
          <table:table-cell table:style-name="ce1" office:value-type="float" office:value="0.000000119361" calcext:value-type="float">
            <text:p>1.19E-007</text:p>
          </table:table-cell>
          <table:table-cell/>
          <table:table-cell office:value-type="string" calcext:value-type="string">
            <text:p>F3</text:p>
          </table:table-cell>
          <table:table-cell table:style-name="ce4" office:value-type="float" office:value="3.99437E-015" calcext:value-type="float">
            <text:p>3.99E-015</text:p>
          </table:table-cell>
          <table:table-cell table:style-name="ce4" office:value-type="float" office:value="0.000000000000848003" calcext:value-type="float">
            <text:p>8.48E-013</text:p>
          </table:table-cell>
          <table:table-cell table:style-name="ce4" office:value-type="float" office:value="0.00000000000135577" calcext:value-type="float">
            <text:p>1.36E-012</text:p>
          </table:table-cell>
          <table:table-cell/>
          <table:table-cell office:value-type="string" calcext:value-type="string">
            <text:p>F3</text:p>
          </table:table-cell>
          <table:table-cell office:value-type="float" office:value="4.02451" calcext:value-type="float">
            <text:p>4.02451</text:p>
          </table:table-cell>
          <table:table-cell office:value-type="float" office:value="16.5773" calcext:value-type="float">
            <text:p>16.5773</text:p>
          </table:table-cell>
          <table:table-cell office:value-type="float" office:value="9.92028" calcext:value-type="float">
            <text:p>9.92028</text:p>
          </table:table-cell>
          <table:table-cell/>
          <table:table-cell office:value-type="string" calcext:value-type="string">
            <text:p>F3</text:p>
          </table:table-cell>
          <table:table-cell office:value-type="float" office:value="8.58499E-016" calcext:value-type="float">
            <text:p>8.58E-016</text:p>
          </table:table-cell>
          <table:table-cell table:style-name="ce1" office:value-type="float" office:value="0.00000000000286781" calcext:value-type="float">
            <text:p>2.87E-012</text:p>
          </table:table-cell>
          <table:table-cell table:style-name="ce1" office:value-type="float" office:value="0.00000000000986031" calcext:value-type="float">
            <text:p>9.86E-012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string" calcext:value-type="string">
            <text:p>F4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/>
          <table:table-cell table:style-name="ce3" office:value-type="string" calcext:value-type="string">
            <text:p>F4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F4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/>
          <table:table-cell office:value-type="string" calcext:value-type="string">
            <text:p>F4</text:p>
          </table:table-cell>
          <table:table-cell table:style-name="ce1" office:value-type="float" office:value="3.17064E-040" calcext:value-type="float">
            <text:p>3.17E-040</text:p>
          </table:table-cell>
          <table:table-cell table:style-name="ce1" office:value-type="float" office:value="9.42972E-019" calcext:value-type="float">
            <text:p>9.43E-019</text:p>
          </table:table-cell>
          <table:table-cell table:style-name="ce1" office:value-type="float" office:value="3.47011E-018" calcext:value-type="float">
            <text:p>3.47E-018</text:p>
          </table:table-cell>
          <table:table-cell/>
          <table:table-cell office:value-type="string" calcext:value-type="string">
            <text:p>F4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office:value-type="string" calcext:value-type="string">
            <text:p>good</text:p>
          </table:table-cell>
        </table:table-row>
        <table:table-row table:style-name="ro1">
          <table:table-cell office:value-type="string" calcext:value-type="string">
            <text:p>F5</text:p>
          </table:table-cell>
          <table:table-cell office:value-type="float" office:value="0.036" calcext:value-type="float">
            <text:p>0.036</text:p>
          </table:table-cell>
          <table:table-cell office:value-type="float" office:value="29.5709" calcext:value-type="float">
            <text:p>29.5709</text:p>
          </table:table-cell>
          <table:table-cell office:value-type="float" office:value="27.364" calcext:value-type="float">
            <text:p>27.364</text:p>
          </table:table-cell>
          <table:table-cell/>
          <table:table-cell office:value-type="string" calcext:value-type="string">
            <text:p>F5</text:p>
          </table:table-cell>
          <table:table-cell office:value-type="float" office:value="0.00199679" calcext:value-type="float">
            <text:p>0.00199679</text:p>
          </table:table-cell>
          <table:table-cell office:value-type="float" office:value="31.172" calcext:value-type="float">
            <text:p>31.172</text:p>
          </table:table-cell>
          <table:table-cell office:value-type="float" office:value="31.9981" calcext:value-type="float">
            <text:p>31.9981</text:p>
          </table:table-cell>
          <table:table-cell/>
          <table:table-cell office:value-type="string" calcext:value-type="string">
            <text:p>F5</text:p>
          </table:table-cell>
          <table:table-cell table:style-name="ce2" office:value-type="float" office:value="0.00130306" calcext:value-type="float">
            <text:p>0.00130306</text:p>
          </table:table-cell>
          <table:table-cell table:style-name="ce2" office:value-type="float" office:value="3.8174" calcext:value-type="float">
            <text:p>3.8174</text:p>
          </table:table-cell>
          <table:table-cell table:style-name="ce2" office:value-type="float" office:value="4.16401" calcext:value-type="float">
            <text:p>4.16401</text:p>
          </table:table-cell>
          <table:table-cell/>
          <table:table-cell office:value-type="string" calcext:value-type="string">
            <text:p>F5</text:p>
          </table:table-cell>
          <table:table-cell office:value-type="float" office:value="4.5173" calcext:value-type="float">
            <text:p>4.5173</text:p>
          </table:table-cell>
          <table:table-cell office:value-type="float" office:value="24.1538" calcext:value-type="float">
            <text:p>24.1538</text:p>
          </table:table-cell>
          <table:table-cell office:value-type="float" office:value="6.04233" calcext:value-type="float">
            <text:p>6.04233</text:p>
          </table:table-cell>
          <table:table-cell/>
          <table:table-cell office:value-type="string" calcext:value-type="string">
            <text:p>F5</text:p>
          </table:table-cell>
          <table:table-cell office:value-type="float" office:value="0.0000000149619" calcext:value-type="float">
            <text:p>1.50E-008</text:p>
          </table:table-cell>
          <table:table-cell office:value-type="float" office:value="4.84501" calcext:value-type="float">
            <text:p>4.84501</text:p>
          </table:table-cell>
          <table:table-cell office:value-type="float" office:value="5.42628" calcext:value-type="float">
            <text:p>5.42628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string" calcext:value-type="string">
            <text:p>F6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/>
          <table:table-cell office:value-type="string" calcext:value-type="string">
            <text:p>F6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/>
          <table:table-cell office:value-type="string" calcext:value-type="string">
            <text:p>F6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3.36" calcext:value-type="float">
            <text:p>3.36</text:p>
          </table:table-cell>
          <table:table-cell office:value-type="float" office:value="7.14356" calcext:value-type="float">
            <text:p>7.14356</text:p>
          </table:table-cell>
          <table:table-cell/>
          <table:table-cell office:value-type="string" calcext:value-type="string">
            <text:p>F6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/>
          <table:table-cell office:value-type="string" calcext:value-type="string">
            <text:p>F6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office:value-type="string" calcext:value-type="string">
            <text:p>good</text:p>
          </table:table-cell>
        </table:table-row>
        <table:table-row table:style-name="ro1">
          <table:table-cell office:value-type="string" calcext:value-type="string">
            <text:p>F7</text:p>
          </table:table-cell>
          <table:table-cell table:style-name="ce3" office:value-type="float" office:value="0.00486307" calcext:value-type="float">
            <text:p>0.00486307</text:p>
          </table:table-cell>
          <table:table-cell table:style-name="ce3" office:value-type="float" office:value="0.0151519" calcext:value-type="float">
            <text:p>0.0151519</text:p>
          </table:table-cell>
          <table:table-cell table:style-name="ce3" office:value-type="float" office:value="0.00644242" calcext:value-type="float">
            <text:p>0.00644242</text:p>
          </table:table-cell>
          <table:table-cell table:style-name="ce3"/>
          <table:table-cell table:style-name="ce3" office:value-type="string" calcext:value-type="string">
            <text:p>F7</text:p>
          </table:table-cell>
          <table:table-cell table:style-name="ce3" office:value-type="float" office:value="0.00149298" calcext:value-type="float">
            <text:p>0.00149298</text:p>
          </table:table-cell>
          <table:table-cell table:style-name="ce3" office:value-type="float" office:value="0.00431061" calcext:value-type="float">
            <text:p>0.00431061</text:p>
          </table:table-cell>
          <table:table-cell table:style-name="ce3" office:value-type="float" office:value="0.00144807" calcext:value-type="float">
            <text:p>0.00144807</text:p>
          </table:table-cell>
          <table:table-cell table:style-name="ce3"/>
          <table:table-cell table:style-name="ce3" office:value-type="string" calcext:value-type="string">
            <text:p>F7</text:p>
          </table:table-cell>
          <table:table-cell table:style-name="ce2" office:value-type="float" office:value="0.00104478" calcext:value-type="float">
            <text:p>0.00104478</text:p>
          </table:table-cell>
          <table:table-cell table:style-name="ce2" office:value-type="float" office:value="0.00387825" calcext:value-type="float">
            <text:p>0.00387825</text:p>
          </table:table-cell>
          <table:table-cell table:style-name="ce3" office:value-type="float" office:value="0.0021845" calcext:value-type="float">
            <text:p>0.0021845</text:p>
          </table:table-cell>
          <table:table-cell table:style-name="ce3"/>
          <table:table-cell table:style-name="ce3" office:value-type="string" calcext:value-type="string">
            <text:p>F7</text:p>
          </table:table-cell>
          <table:table-cell table:style-name="ce3" office:value-type="float" office:value="0.00191185" calcext:value-type="float">
            <text:p>0.00191185</text:p>
          </table:table-cell>
          <table:table-cell table:style-name="ce3" office:value-type="float" office:value="0.0041032" calcext:value-type="float">
            <text:p>0.0041032</text:p>
          </table:table-cell>
          <table:table-cell table:style-name="ce2" office:value-type="float" office:value="0.00131644" calcext:value-type="float">
            <text:p>0.00131644</text:p>
          </table:table-cell>
          <table:table-cell/>
          <table:table-cell office:value-type="string" calcext:value-type="string">
            <text:p>F7</text:p>
          </table:table-cell>
          <table:table-cell table:style-name="Default" office:value-type="float" office:value="0.00114597" calcext:value-type="float">
            <text:p>0.00114597</text:p>
          </table:table-cell>
          <table:table-cell table:style-name="ce7" office:value-type="float" office:value="0.00273912" calcext:value-type="float">
            <text:p>0.00273912</text:p>
          </table:table-cell>
          <table:table-cell table:style-name="ce7" office:value-type="float" office:value="0.000914586" calcext:value-type="float">
            <text:p>0.000914586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string" calcext:value-type="string">
            <text:p>F8</text:p>
          </table:table-cell>
          <table:table-cell office:value-type="float" office:value="1901.37" calcext:value-type="float">
            <text:p>1901.37</text:p>
          </table:table-cell>
          <table:table-cell office:value-type="float" office:value="2558.34" calcext:value-type="float">
            <text:p>2558.34</text:p>
          </table:table-cell>
          <table:table-cell office:value-type="float" office:value="331.912" calcext:value-type="float">
            <text:p>331.912</text:p>
          </table:table-cell>
          <table:table-cell/>
          <table:table-cell office:value-type="string" calcext:value-type="string">
            <text:p>F8</text:p>
          </table:table-cell>
          <table:table-cell office:value-type="float" office:value="950.554" calcext:value-type="float">
            <text:p>950.554</text:p>
          </table:table-cell>
          <table:table-cell office:value-type="float" office:value="2870.03" calcext:value-type="float">
            <text:p>2870.03</text:p>
          </table:table-cell>
          <table:table-cell office:value-type="float" office:value="721.588" calcext:value-type="float">
            <text:p>721.588</text:p>
          </table:table-cell>
          <table:table-cell/>
          <table:table-cell office:value-type="string" calcext:value-type="string">
            <text:p>F8</text:p>
          </table:table-cell>
          <table:table-cell office:value-type="float" office:value="1875.31" calcext:value-type="float">
            <text:p>1875.31</text:p>
          </table:table-cell>
          <table:table-cell office:value-type="float" office:value="2847.36" calcext:value-type="float">
            <text:p>2847.36</text:p>
          </table:table-cell>
          <table:table-cell office:value-type="float" office:value="586.085" calcext:value-type="float">
            <text:p>586.085</text:p>
          </table:table-cell>
          <table:table-cell/>
          <table:table-cell office:value-type="string" calcext:value-type="string">
            <text:p>F8</text:p>
          </table:table-cell>
          <table:table-cell table:style-name="ce2" office:value-type="float" office:value="0.0133818" calcext:value-type="float">
            <text:p>0.0133818</text:p>
          </table:table-cell>
          <table:table-cell table:style-name="ce2" office:value-type="float" office:value="56.8787" calcext:value-type="float">
            <text:p>56.8787</text:p>
          </table:table-cell>
          <table:table-cell table:style-name="ce2" office:value-type="float" office:value="82.8628" calcext:value-type="float">
            <text:p>82.8628</text:p>
          </table:table-cell>
          <table:table-cell/>
          <table:table-cell office:value-type="string" calcext:value-type="string">
            <text:p>F8</text:p>
          </table:table-cell>
          <table:table-cell table:style-name="ce7" office:value-type="float" office:value="0.0133818" calcext:value-type="float">
            <text:p>0.0133818</text:p>
          </table:table-cell>
          <table:table-cell office:value-type="float" office:value="80.5752" calcext:value-type="float">
            <text:p>80.5752</text:p>
          </table:table-cell>
          <table:table-cell office:value-type="float" office:value="93.0574" calcext:value-type="float">
            <text:p>93.0574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string" calcext:value-type="string">
            <text:p>F9</text:p>
          </table:table-cell>
          <table:table-cell office:value-type="float" office:value="29.8487" calcext:value-type="float">
            <text:p>29.8487</text:p>
          </table:table-cell>
          <table:table-cell office:value-type="float" office:value="51.4356" calcext:value-type="float">
            <text:p>51.4356</text:p>
          </table:table-cell>
          <table:table-cell office:value-type="float" office:value="7.77705" calcext:value-type="float">
            <text:p>7.77705</text:p>
          </table:table-cell>
          <table:table-cell/>
          <table:table-cell office:value-type="string" calcext:value-type="string">
            <text:p>F9</text:p>
          </table:table-cell>
          <table:table-cell office:value-type="float" office:value="10.9445" calcext:value-type="float">
            <text:p>10.9445</text:p>
          </table:table-cell>
          <table:table-cell office:value-type="float" office:value="32.3958" calcext:value-type="float">
            <text:p>32.3958</text:p>
          </table:table-cell>
          <table:table-cell office:value-type="float" office:value="10.3555" calcext:value-type="float">
            <text:p>10.3555</text:p>
          </table:table-cell>
          <table:table-cell/>
          <table:table-cell office:value-type="string" calcext:value-type="string">
            <text:p>F9</text:p>
          </table:table-cell>
          <table:table-cell office:value-type="float" office:value="41.7882" calcext:value-type="float">
            <text:p>41.7882</text:p>
          </table:table-cell>
          <table:table-cell office:value-type="float" office:value="55.0808" calcext:value-type="float">
            <text:p>55.0808</text:p>
          </table:table-cell>
          <table:table-cell office:value-type="float" office:value="10.2045" calcext:value-type="float">
            <text:p>10.2045</text:p>
          </table:table-cell>
          <table:table-cell/>
          <table:table-cell office:value-type="string" calcext:value-type="string">
            <text:p>F9</text:p>
          </table:table-cell>
          <table:table-cell table:style-name="ce2" office:value-type="float" office:value="5.13646" calcext:value-type="float">
            <text:p>5.13646</text:p>
          </table:table-cell>
          <table:table-cell table:style-name="ce2" office:value-type="float" office:value="12.8054" calcext:value-type="float">
            <text:p>12.8054</text:p>
          </table:table-cell>
          <table:table-cell table:style-name="ce2" office:value-type="float" office:value="4.90236" calcext:value-type="float">
            <text:p>4.90236</text:p>
          </table:table-cell>
          <table:table-cell/>
          <table:table-cell office:value-type="string" calcext:value-type="string">
            <text:p>F9</text:p>
          </table:table-cell>
          <table:table-cell table:style-name="ce7" office:value-type="float" office:value="3.03655" calcext:value-type="float">
            <text:p>3.03655</text:p>
          </table:table-cell>
          <table:table-cell office:value-type="float" office:value="13.4952" calcext:value-type="float">
            <text:p>13.4952</text:p>
          </table:table-cell>
          <table:table-cell office:value-type="float" office:value="5.96166" calcext:value-type="float">
            <text:p>5.96166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office:value-type="string" calcext:value-type="string">
            <text:p>F10</text:p>
          </table:table-cell>
          <table:table-cell table:style-name="ce4" office:value-type="float" office:value="7.54952E-015" calcext:value-type="float">
            <text:p>7.55E-015</text:p>
          </table:table-cell>
          <table:table-cell table:style-name="ce1" office:value-type="float" office:value="0.0000000000000179234" calcext:value-type="float">
            <text:p>1.79E-014</text:p>
          </table:table-cell>
          <table:table-cell table:style-name="ce1" office:value-type="float" office:value="5.76548E-015" calcext:value-type="float">
            <text:p>5.77E-015</text:p>
          </table:table-cell>
          <table:table-cell/>
          <table:table-cell office:value-type="string" calcext:value-type="string">
            <text:p>F10</text:p>
          </table:table-cell>
          <table:table-cell table:style-name="ce4" office:value-type="float" office:value="7.54952E-015" calcext:value-type="float">
            <text:p>7.55E-015</text:p>
          </table:table-cell>
          <table:table-cell office:value-type="float" office:value="0.797302" calcext:value-type="float">
            <text:p>0.797302</text:p>
          </table:table-cell>
          <table:table-cell office:value-type="float" office:value="3.90597" calcext:value-type="float">
            <text:p>3.90597</text:p>
          </table:table-cell>
          <table:table-cell/>
          <table:table-cell office:value-type="string" calcext:value-type="string">
            <text:p>F10</text:p>
          </table:table-cell>
          <table:table-cell table:style-name="ce4" office:value-type="float" office:value="7.54952E-015" calcext:value-type="float">
            <text:p>7.55E-015</text:p>
          </table:table-cell>
          <table:table-cell office:value-type="float" office:value="0.819921" calcext:value-type="float">
            <text:p>0.819921</text:p>
          </table:table-cell>
          <table:table-cell office:value-type="float" office:value="0.921694" calcext:value-type="float">
            <text:p>0.921694</text:p>
          </table:table-cell>
          <table:table-cell/>
          <table:table-cell office:value-type="string" calcext:value-type="string">
            <text:p>F10</text:p>
          </table:table-cell>
          <table:table-cell table:style-name="ce4" office:value-type="float" office:value="7.54952E-015" calcext:value-type="float">
            <text:p>7.55E-015</text:p>
          </table:table-cell>
          <table:table-cell table:style-name="ce4" office:value-type="float" office:value="9.11271E-015" calcext:value-type="float">
            <text:p>9.11E-015</text:p>
          </table:table-cell>
          <table:table-cell table:style-name="ce4" office:value-type="float" office:value="2.26484E-015" calcext:value-type="float">
            <text:p>2.26E-015</text:p>
          </table:table-cell>
          <table:table-cell/>
          <table:table-cell office:value-type="string" calcext:value-type="string">
            <text:p>F10</text:p>
          </table:table-cell>
          <table:table-cell office:value-type="float" office:value="3.9968E-015" calcext:value-type="float">
            <text:p>4.00E-015</text:p>
          </table:table-cell>
          <table:table-cell table:style-name="ce6" office:value-type="float" office:value="7.2653E-015" calcext:value-type="float">
            <text:p>7.27E-015</text:p>
          </table:table-cell>
          <table:table-cell table:style-name="ce6" office:value-type="float" office:value="9.63827E-016" calcext:value-type="float">
            <text:p>9.64E-016</text:p>
          </table:table-cell>
          <table:table-cell office:value-type="string" calcext:value-type="string">
            <text:p>good</text:p>
          </table:table-cell>
        </table:table-row>
        <table:table-row table:style-name="ro1">
          <table:table-cell office:value-type="string" calcext:value-type="string">
            <text:p>F11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0.00479908" calcext:value-type="float">
            <text:p>0.00479908</text:p>
          </table:table-cell>
          <table:table-cell office:value-type="float" office:value="0.00700154" calcext:value-type="float">
            <text:p>0.00700154</text:p>
          </table:table-cell>
          <table:table-cell/>
          <table:table-cell office:value-type="string" calcext:value-type="string">
            <text:p>F11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0.020532" calcext:value-type="float">
            <text:p>0.020532</text:p>
          </table:table-cell>
          <table:table-cell office:value-type="float" office:value="0.0200117" calcext:value-type="float">
            <text:p>0.0200117</text:p>
          </table:table-cell>
          <table:table-cell/>
          <table:table-cell office:value-type="string" calcext:value-type="string">
            <text:p>F11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0.0239267" calcext:value-type="float">
            <text:p>0.0239267</text:p>
          </table:table-cell>
          <table:table-cell office:value-type="float" office:value="0.030508" calcext:value-type="float">
            <text:p>0.030508</text:p>
          </table:table-cell>
          <table:table-cell/>
          <table:table-cell office:value-type="string" calcext:value-type="string">
            <text:p>F1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00295846" calcext:value-type="float">
            <text:p>0.000295846</text:p>
          </table:table-cell>
          <table:table-cell table:style-name="ce2" office:value-type="float" office:value="0.00144932" calcext:value-type="float">
            <text:p>0.00144932</text:p>
          </table:table-cell>
          <table:table-cell/>
          <table:table-cell office:value-type="string" calcext:value-type="string">
            <text:p>F11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office:value-type="string" calcext:value-type="string">
            <text:p>good</text:p>
          </table:table-cell>
        </table:table-row>
        <table:table-row table:style-name="ro1">
          <table:table-cell office:value-type="string" calcext:value-type="string">
            <text:p>F12</text:p>
          </table:table-cell>
          <table:table-cell table:style-name="ce4" office:value-type="float" office:value="1.57054E-032" calcext:value-type="float">
            <text:p>1.57E-032</text:p>
          </table:table-cell>
          <table:table-cell table:style-name="ce1" office:value-type="float" office:value="1.58087E-032" calcext:value-type="float">
            <text:p>1.58E-032</text:p>
          </table:table-cell>
          <table:table-cell table:style-name="ce1" office:value-type="float" office:value="3.50177E-034" calcext:value-type="float">
            <text:p>3.50E-034</text:p>
          </table:table-cell>
          <table:table-cell/>
          <table:table-cell office:value-type="string" calcext:value-type="string">
            <text:p>F12</text:p>
          </table:table-cell>
          <table:table-cell table:style-name="ce4" office:value-type="float" office:value="1.57054E-032" calcext:value-type="float">
            <text:p>1.57E-032</text:p>
          </table:table-cell>
          <table:table-cell office:value-type="float" office:value="0.020733" calcext:value-type="float">
            <text:p>0.020733</text:p>
          </table:table-cell>
          <table:table-cell office:value-type="float" office:value="0.0507841" calcext:value-type="float">
            <text:p>0.0507841</text:p>
          </table:table-cell>
          <table:table-cell/>
          <table:table-cell office:value-type="string" calcext:value-type="string">
            <text:p>F12</text:p>
          </table:table-cell>
          <table:table-cell table:style-name="ce1" office:value-type="float" office:value="2.60316E-032" calcext:value-type="float">
            <text:p>2.60E-032</text:p>
          </table:table-cell>
          <table:table-cell office:value-type="float" office:value="0.436603" calcext:value-type="float">
            <text:p>0.436603</text:p>
          </table:table-cell>
          <table:table-cell office:value-type="float" office:value="0.933945" calcext:value-type="float">
            <text:p>0.933945</text:p>
          </table:table-cell>
          <table:table-cell/>
          <table:table-cell office:value-type="string" calcext:value-type="string">
            <text:p>F12</text:p>
          </table:table-cell>
          <table:table-cell table:number-columns-repeated="2" table:style-name="ce4" office:value-type="float" office:value="1.57054E-032" calcext:value-type="float">
            <text:p>1.57E-032</text:p>
          </table:table-cell>
          <table:table-cell table:style-name="ce4" office:value-type="float" office:value="5.47382E-048" calcext:value-type="float">
            <text:p>5.47E-048</text:p>
          </table:table-cell>
          <table:table-cell/>
          <table:table-cell office:value-type="string" calcext:value-type="string">
            <text:p>F12</text:p>
          </table:table-cell>
          <table:table-cell office:value-type="float" office:value="1.57054E-032" calcext:value-type="float">
            <text:p>1.57E-032</text:p>
          </table:table-cell>
          <table:table-cell table:style-name="ce6" office:value-type="float" office:value="1.57054E-032" calcext:value-type="float">
            <text:p>1.57E-032</text:p>
          </table:table-cell>
          <table:table-cell table:style-name="ce6" office:value-type="float" office:value="5.47382E-048" calcext:value-type="float">
            <text:p>5.47E-048</text:p>
          </table:table-cell>
          <table:table-cell office:value-type="string" calcext:value-type="string">
            <text:p>good</text:p>
          </table:table-cell>
        </table:table-row>
        <table:table-row table:style-name="ro1">
          <table:table-cell office:value-type="string" calcext:value-type="string">
            <text:p>F13</text:p>
          </table:table-cell>
          <table:table-cell table:style-name="ce4" office:value-type="float" office:value="1.34978E-032" calcext:value-type="float">
            <text:p>1.35E-032</text:p>
          </table:table-cell>
          <table:table-cell office:value-type="float" office:value="0.000878989" calcext:value-type="float">
            <text:p>0.000878989</text:p>
          </table:table-cell>
          <table:table-cell office:value-type="float" office:value="0.0029808" calcext:value-type="float">
            <text:p>0.0029808</text:p>
          </table:table-cell>
          <table:table-cell/>
          <table:table-cell office:value-type="string" calcext:value-type="string">
            <text:p>F13</text:p>
          </table:table-cell>
          <table:table-cell table:style-name="ce4" office:value-type="float" office:value="1.34978E-032" calcext:value-type="float">
            <text:p>1.35E-032</text:p>
          </table:table-cell>
          <table:table-cell office:value-type="float" office:value="0.00307646" calcext:value-type="float">
            <text:p>0.00307646</text:p>
          </table:table-cell>
          <table:table-cell office:value-type="float" office:value="0.00493332" calcext:value-type="float">
            <text:p>0.00493332</text:p>
          </table:table-cell>
          <table:table-cell/>
          <table:table-cell office:value-type="string" calcext:value-type="string">
            <text:p>F13</text:p>
          </table:table-cell>
          <table:table-cell table:style-name="ce1" office:value-type="float" office:value="3.86974E-031" calcext:value-type="float">
            <text:p>3.87E-031</text:p>
          </table:table-cell>
          <table:table-cell office:value-type="float" office:value="0.122153" calcext:value-type="float">
            <text:p>0.122153</text:p>
          </table:table-cell>
          <table:table-cell office:value-type="float" office:value="0.397313" calcext:value-type="float">
            <text:p>0.397313</text:p>
          </table:table-cell>
          <table:table-cell/>
          <table:table-cell office:value-type="string" calcext:value-type="string">
            <text:p>F13</text:p>
          </table:table-cell>
          <table:table-cell table:style-name="ce4" office:value-type="float" office:value="1.34978E-032" calcext:value-type="float">
            <text:p>1.35E-032</text:p>
          </table:table-cell>
          <table:table-cell table:style-name="ce4" office:value-type="float" office:value="1.35471E-032" calcext:value-type="float">
            <text:p>1.35E-032</text:p>
          </table:table-cell>
          <table:table-cell table:style-name="ce4" office:value-type="float" office:value="2.41538E-034" calcext:value-type="float">
            <text:p>2.42E-034</text:p>
          </table:table-cell>
          <table:table-cell/>
          <table:table-cell office:value-type="string" calcext:value-type="string">
            <text:p>F13</text:p>
          </table:table-cell>
          <table:table-cell office:value-type="float" office:value="1.34978E-032" calcext:value-type="float">
            <text:p>1.35E-032</text:p>
          </table:table-cell>
          <table:table-cell table:style-name="ce6" office:value-type="float" office:value="1.34978E-032" calcext:value-type="float">
            <text:p>1.35E-032</text:p>
          </table:table-cell>
          <table:table-cell table:style-name="ce6" office:value-type="float" office:value="5.47382E-048" calcext:value-type="float">
            <text:p>5.47E-048</text:p>
          </table:table-cell>
          <table:table-cell office:value-type="string" calcext:value-type="string">
            <text:p>good</text:p>
          </table:table-cell>
        </table:table-row>
        <table:table-row table:style-name="ro1">
          <table:table-cell office:value-type="string" calcext:value-type="string">
            <text:p>Tic::end used:182.459(seconds).</text:p>
          </table:table-cell>
          <table:table-cell table:number-columns-repeated="4"/>
          <table:table-cell office:value-type="string" calcext:value-type="string">
            <text:p>Tic::end used:204.099(seconds).</text:p>
          </table:table-cell>
          <table:table-cell table:number-columns-repeated="4"/>
          <table:table-cell office:value-type="string" calcext:value-type="string">
            <text:p>Tic::end used:405.791(seconds).</text:p>
          </table:table-cell>
          <table:table-cell table:number-columns-repeated="4"/>
          <table:table-cell office:value-type="string" calcext:value-type="string">
            <text:p>Tic::end used:237.062(seconds).</text:p>
          </table:table-cell>
          <table:table-cell table:number-columns-repeated="4"/>
          <table:table-cell office:value-type="string" calcext:value-type="string">
            <text:p>Tic::end used:612.252(seconds).</text:p>
          </table:table-cell>
          <table:table-cell table:style-name="Default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3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31T13:32:46.396637437</meta:creation-date>
    <dc:date>2015-08-31T14:11:24.076653487</dc:date>
    <meta:editing-duration>PT33M32S</meta:editing-duration>
    <meta:editing-cycles>11</meta:editing-cycles>
    <meta:generator>LibreOffice/4.2.8.2$Linux_X86_64 LibreOffice_project/420m0$Build-2</meta:generator>
    <meta:document-statistic meta:table-count="1" meta:cell-count="303" meta:object-count="0"/>
  </office:meta>
</office:document-meta>
</file>